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Text_20_body">
      <style:text-properties officeooo:rsid="001adbd8" officeooo:paragraph-rsid="001adbd8"/>
    </style:style>
    <style:style style:name="P14" style:family="paragraph" style:parent-style-name="Standard">
      <style:text-properties officeooo:rsid="001f0e86" officeooo:paragraph-rsid="001f0e86"/>
    </style:style>
    <style:style style:name="P15" style:family="paragraph" style:parent-style-name="Standard" style:list-style-name="L8">
      <style:text-properties officeooo:rsid="00201b00" officeooo:paragraph-rsid="00201b00"/>
    </style:style>
    <style:style style:name="P16" style:family="paragraph" style:parent-style-name="Standard">
      <style:text-properties officeooo:rsid="00201b00" officeooo:paragraph-rsid="00201b00"/>
    </style:style>
    <style:style style:name="P17" style:family="paragraph" style:parent-style-name="Standard">
      <style:text-properties officeooo:rsid="0020e102" officeooo:paragraph-rsid="0020e102"/>
    </style:style>
    <style:style style:name="P18" style:family="paragraph" style:parent-style-name="Table_20_Contents" style:list-style-name="L1">
      <style:text-properties officeooo:rsid="001d286a" officeooo:paragraph-rsid="001d286a"/>
    </style:style>
    <style:style style:name="P19" style:family="paragraph" style:parent-style-name="Table_20_Contents" style:list-style-name="L1">
      <style:text-properties officeooo:rsid="001d7ea3" officeooo:paragraph-rsid="001d7ea3"/>
    </style:style>
    <style:style style:name="P20" style:family="paragraph" style:parent-style-name="Table_20_Contents" style:list-style-name="L2">
      <style:text-properties officeooo:paragraph-rsid="00184fe0"/>
    </style:style>
    <style:style style:name="P21" style:family="paragraph" style:parent-style-name="Table_20_Contents" style:list-style-name="L2">
      <style:text-properties officeooo:rsid="001a308d" officeooo:paragraph-rsid="00184fe0"/>
    </style:style>
    <style:style style:name="P22" style:family="paragraph" style:parent-style-name="Text_20_body" style:list-style-name="L7">
      <style:text-properties officeooo:paragraph-rsid="00184fe0"/>
    </style:style>
    <style:style style:name="P23" style:family="paragraph" style:parent-style-name="Text_20_body" style:list-style-name="L7">
      <style:text-properties officeooo:rsid="00184fe0" officeooo:paragraph-rsid="00184fe0"/>
    </style:style>
    <style:style style:name="P24" style:family="paragraph" style:parent-style-name="Text_20_body">
      <style:text-properties officeooo:rsid="0020e102" officeooo:paragraph-rsid="0020e102"/>
    </style:style>
    <style:style style:name="P25" style:family="paragraph" style:parent-style-name="Text_20_body" style:list-style-name="L3">
      <style:paragraph-properties fo:margin-top="0in" fo:margin-bottom="0in" loext:contextual-spacing="false"/>
      <style:text-properties officeooo:paragraph-rsid="00184fe0"/>
    </style:style>
    <style:style style:name="P26" style:family="paragraph" style:parent-style-name="Text_20_body" style:list-style-name="L4">
      <style:paragraph-properties fo:margin-top="0in" fo:margin-bottom="0in" loext:contextual-spacing="false"/>
      <style:text-properties officeooo:paragraph-rsid="00184fe0"/>
    </style:style>
    <style:style style:name="P27" style:family="paragraph" style:parent-style-name="Text_20_body" style:list-style-name="L5">
      <style:paragraph-properties fo:margin-top="0in" fo:margin-bottom="0in" loext:contextual-spacing="false"/>
      <style:text-properties officeooo:paragraph-rsid="00184fe0"/>
    </style:style>
    <style:style style:name="P28"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2" table:style-name="Table2">
        <table:table-column table:style-name="Table2.A"/>
        <table:table-row table:style-name="TableLine94116567708640">
          <table:table-cell table:style-name="Table2.A1" office:value-type="string">
            <text:p text:style-name="P4">RESOURCES</text:p>
          </table:table-cell>
        </table:table-row>
        <table:table-row table:style-name="TableLine9411656777113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11656777201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116567773296">
          <table:table-cell table:style-name="Table1.A1" office:value-type="string">
            <text:p text:style-name="P1">SIP : session Initiation Protocol</text:p>
            <text:p text:style-name="P1"/>
            <text:p text:style-name="P1"/>
          </table:table-cell>
        </table:table-row>
        <table:table-row table:style-name="TableLine94116568066048">
          <table:table-cell table:style-name="Table1.A2" office:value-type="string">
            <text:p text:style-name="P1">RTP: Real Time Protocol</text:p>
            <text:p text:style-name="P1"/>
            <text:p text:style-name="P1"/>
          </table:table-cell>
        </table:table-row>
        <table:table-row table:style-name="TableLine94116568242096">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116568242672">
          <table:table-cell table:style-name="Table1.A2" office:value-type="string">
            <text:p text:style-name="P1">Inbound route:</text:p>
            <text:p text:style-name="P1"/>
          </table:table-cell>
        </table:table-row>
        <table:table-row table:style-name="TableLine94116568243248">
          <table:table-cell table:style-name="Table1.A2" office:value-type="string">
            <text:p text:style-name="P1">Outbound route:</text:p>
            <text:p text:style-name="P1"/>
          </table:table-cell>
        </table:table-row>
        <table:table-row table:style-name="TableLine94116568243776">
          <table:table-cell table:style-name="Table1.A2" office:value-type="string">
            <text:p text:style-name="P1">Basic PBX configuration:</text:p>
            <text:p text:style-name="P1"/>
          </table:table-cell>
        </table:table-row>
        <table:table-row table:style-name="TableLine94116568244256">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soft-page-break/></text:p>
            <text:p text:style-name="P7"/>
            <text:p text:style-name="P13"><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4116568244736">
          <table:table-cell table:style-name="Table1.A2" office:value-type="string">
            <text:p text:style-name="P1"/>
            <text:p text:style-name="P8">CISCO PHONE PROVISIONING:</text:p>
            <text:list xml:id="list202066667" text:style-name="L1">
              <text:list-item>
                <text:p text:style-name="P18">check IP, MAC MODEL No. of phone from settings &gt; network info from within the phone</text:p>
              </text:list-item>
              <text:list-item>
                <text:p text:style-name="P18">reset CISCO phone from admin section within the phone.</text:p>
              </text:list-item>
              <text:list-item>
                <text:p text:style-name="P18">Make an extension for the phone in any of PBX server.</text:p>
              </text:list-item>
              <text:list-item>
                <text:p text:style-name="P18">Now we need conf.xml file for phone provisioning.</text:p>
              </text:list-item>
              <text:list-item>
                <text:p text:style-name="P18">For configuration file, cisco phone uses TFTP protocol. It automatically pulls config file from TFTP servers which are hosted alongside PBX <text:span text:style-name="T9">@udp:69</text:span></text:p>
              </text:list-item>
              <text:list-item>
                <text:p text:style-name="P19">TFTP servers should be pointed in cisco phones</text:p>
              </text:list-item>
              <text:list-item>
                <text:p text:style-name="P19">now from <text:a xlink:type="simple" xlink:href="http://pbx02.wlink.com.np/phoneprovision/" text:style-name="Internet_20_link" text:visited-style-name="Visited_20_Internet_20_Link">http://pbx02.wlink.com.np/phoneprovision/</text:a> </text:p>
                <text:p text:style-name="P19"><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19"/>
              </text:list-item>
              <text:list-item>
                <text:p text:style-name="P19">fill the form accordingly.</text:p>
              </text:list-item>
              <text:list-item>
                <text:p text:style-name="P19">It will creates conf file within / tftpboot/ which is then pulled by cisco phones for further provisioning.</text:p>
              </text:list-item>
              <text:list-item>
                <text:p text:style-name="P19"/>
              </text:list-item>
            </text:list>
            <text:p text:style-name="P9"/>
          </table:table-cell>
        </table:table-row>
        <table:table-row table:style-name="TableLine94116568245424">
          <table:table-cell table:style-name="Table1.A2" office:value-type="string">
            <text:p text:style-name="P1"/>
          </table:table-cell>
        </table:table-row>
        <table:table-row table:style-name="TableLine9411656824603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116568246640">
          <table:table-cell table:style-name="Table1.A2" office:value-type="string">
            <text:p text:style-name="P3">W1ink23[*], <text:span text:style-name="T1">sujan.tmg</text:span></text:p>
            <text:p text:style-name="P3"/>
          </table:table-cell>
        </table:table-row>
        <table:table-row table:style-name="TableLine9411656824732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11656824801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116568248704">
          <table:table-cell table:style-name="Table1.A2" office:value-type="string">
            <text:p text:style-name="P6">Second PBX network config:</text:p>
            <text:list xml:id="list3699431269" text:style-name="L2">
              <text:list-item>
                <text:p text:style-name="P21">static ip address to centos</text:p>
                <text:p text:style-name="P20"><text:span text:style-name="T4">-</text:span>Create a file named /etc/sysconfig/network-scripts/ifcfg-eth0 as follows: </text:p>
              </text:list-item>
            </text:list>
            <text:list xml:id="list758200869" text:style-name="L3">
              <text:list-item>
                <text:p text:style-name="P25"><text:span text:style-name="User_20_Entry">DEVICE=eth0</text:span> </text:p>
              </text:list-item>
            </text:list>
            <text:list xml:id="list1834810340" text:style-name="L4">
              <text:list-item>
                <text:p text:style-name="P26"><text:span text:style-name="User_20_Entry">BOOTPROTO=none</text:span> </text:p>
              </text:list-item>
            </text:list>
            <text:list xml:id="list3568165672" text:style-name="L5">
              <text:list-item>
                <text:p text:style-name="P27"><text:span text:style-name="User_20_Entry">ONBOOT=yes</text:span> </text:p>
              </text:list-item>
            </text:list>
            <text:list xml:id="list1543105817" text:style-name="L6">
              <text:list-item>
                <text:p text:style-name="P28"><text:span text:style-name="User_20_Entry">PREFIX=24</text:span> </text:p>
              </text:list-item>
            </text:list>
            <text:list xml:id="list2409871055" text:style-name="L7">
              <text:list-item>
                <text:p text:style-name="P22"><text:span text:style-name="User_20_Entry">IPADDR=</text:span><text:span text:style-name="User_20_Entry"><text:span text:style-name="T3">172.28.255.30</text:span></text:span></text:p>
              </text:list-item>
              <text:list-item>
                <text:p text:style-name="P22"><text:span text:style-name="User_20_Entry"><text:span text:style-name="T4">GATEWAY=172.28.255.250</text:span></text:span></text:p>
              </text:list-item>
              <text:list-item>
                <text:p text:style-name="P22"><text:soft-page-break/><text:span text:style-name="User_20_Entry"><text:span text:style-name="T5">DNS1=202.79.32.97</text:span></text:span></text:p>
              </text:list-item>
              <text:list-item>
                <text:p text:style-name="P22"><text:span text:style-name="User_20_Entry"><text:span text:style-name="T5">DNS2=8.8.8.8</text:span></text:span></text:p>
              </text:list-item>
              <text:list-item>
                <text:p text:style-name="P22"><text:span text:style-name="User_20_Entry"><text:span text:style-name="T4">systemctl restart network</text:span></text:span></text:p>
              </text:list-item>
              <text:list-item>
                <text:p text:style-name="P23"><text:span text:style-name="User_20_Entry"/></text:p>
              </text:list-item>
            </text:list>
            <text:p text:style-name="P6"/>
            <text:p text:style-name="P6"/>
          </table:table-cell>
        </table:table-row>
        <table:table-row table:style-name="TableLine94116568249392">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4116568249392">
          <table:table-cell table:style-name="Table1.A2" office:value-type="string">
            <text:p text:style-name="P14">DTMF is an encoding technique based on audio encoding to inform other end which keys are pressed.</text:p>
            <text:p text:style-name="P14"/>
            <text:p text:style-name="P14">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4"/>
          </table:table-cell>
        </table:table-row>
        <table:table-row table:style-name="TableLine94116568249392">
          <table:table-cell table:style-name="Table1.A2" office:value-type="string">
            <text:list xml:id="list1915135095" text:style-name="L8">
              <text:list-item>
                <text:p text:style-name="P15">Pairing PBX-26 and PBX-30 </text:p>
              </text:list-item>
              <text:list-item>
                <text:p text:style-name="P15"><text:span text:style-name="T10">I</text:span>ntegrating with one of our existing pbx</text:p>
              </text:list-item>
              <text:list-item>
                <text:p text:style-name="P15">general issues to resolve ?</text:p>
              </text:list-item>
            </text:list>
            <text:p text:style-name="P16"/>
            <text:p text:style-name="P16"/>
          </table:table-cell>
        </table:table-row>
        <table:table-row table:style-name="TableLine94116568249392">
          <table:table-cell table:style-name="Table1.A2" office:value-type="string">
            <text:p text:style-name="P17">ISSUES:</text:p>
            <text:p text:style-name="P24">[FATAL] retreive_conf failed to get engine information and cannot configure up a softwitch with out it. Error: ERROR-UNABLE-TO-PARSE</text:p>
            <text:p text:style-name="P24"/>
            <text:p text:style-name="P24">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7"/>
            <text:p text:style-name="P16"/>
          </table:table-cell>
        </table:table-row>
        <table:table-row table:style-name="TableLine94116568249392">
          <table:table-cell table:style-name="Table1.A2" office:value-type="string">
            <text:p text:style-name="P16"/>
          </table:table-cell>
        </table:table-row>
      </table:table>
      <text:p text:style-name="Standard"><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4T17:36:15.949223193</dc:date>
    <meta:editing-duration>PT7H50M59S</meta:editing-duration>
    <meta:editing-cycles>14</meta:editing-cycles>
    <meta:document-statistic meta:table-count="2" meta:image-count="3" meta:object-count="0" meta:page-count="5" meta:paragraph-count="60" meta:word-count="519" meta:character-count="3402" meta:non-whitespace-character-count="2951"/>
  </office:meta>
</office:document-meta>
</file>